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gradient-name="gradient" draw:fill-hatch-name="hatch"/>
      <style:paragraph-properties fo:line-height="150%" fo:text-align="center" style:justify-single-word="false"/>
      <style:text-properties fo:font-size="16pt" officeooo:paragraph-rsid="001d03f1" style:font-size-asian="16pt" style:font-size-complex="16pt"/>
    </style:style>
    <style:style style:name="P2" style:family="paragraph" style:parent-style-name="Standard">
      <loext:graphic-properties draw:fill-gradient-name="gradient" draw:fill-hatch-name="hatch"/>
      <style:paragraph-properties fo:line-height="150%"/>
      <style:text-properties fo:font-size="16pt" officeooo:paragraph-rsid="001d03f1" style:font-size-asian="16pt" style:font-size-complex="16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fo:language="en" fo:country="US" fo:font-style="italic" style:text-underline-style="solid" style:text-underline-width="auto" style:text-underline-color="font-color" fo:font-weight="bold" style:font-size-asian="14pt" style:font-style-asian="italic" style:font-weight-asian="bold" style:font-name-complex="Times New Roman1" style:font-size-complex="14pt"/>
    </style:style>
    <style:style style:name="T3" style:family="text">
      <style:text-properties style:font-name="Times New Roman" fo:language="en" fo:country="US" fo:font-style="italic" style:text-underline-style="solid" style:text-underline-width="auto" style:text-underline-color="font-color" fo:font-weight="bold" style:font-style-asian="italic" style:font-weight-asian="bold" style:font-name-complex="Times New Roman1"/>
    </style:style>
    <style:style style:name="T4" style:family="text">
      <style:text-properties style:font-name="Times New Roman"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XXXXI</text:span></text:p>
      <text:p text:style-name="P2"><text:span text:style-name="T4">–И так, теперь, Павел, о правилах моей игры. Они максимально просты. Ты стоишь перед несложным выбором. Ты и девушки остаетесь живы и исчезаете из моей жизни, при этом ты отдаешь мне универсальные коды для доступа ко всем твоим разработкам, и они становятся моими или же я сначала показательно жестоко убью их, а после еще более страшная участь постигнет тебя, Павел Алехин. Все просто. Или все живы, и ты никто, или же все мертвы, а ноутбук все равно остается у меня. </text:span></text:p>
      <text:p text:style-name="P2"><text:span text:style-name="T4">–Ты точно псих! Ты за это ответишь!</text:span></text:p>
      <text:p text:style-name="P2"><text:span text:style-name="T4">–О, ну в данный момент правила здесь устанавливаю я. Позволь продемонстрировать тебе кое-что. </text:span></text:p>
      <text:p text:style-name="P2"><text:span text:style-name="T4">Максим нажал несколько кнопок на пульте. Перед Павлом разложился небольшой столик, на котором лежала вольфрамовая пластинка, над которой навис все тот же лазер со сверкающими кольцами, но меньшего размера. Максим щелкнул на пульте тумблером и на пластинку упал ярко зеленый луч. Через несколько секунд пластинка раскалилась и начала плавиться. Не прошло и минуты, как она полностью испарилась, не оставив и следа на столике. Луч потух, и кольца лазера начали постепенно остывать.</text:span></text:p>
      <text:p text:style-name="P2"><text:span text:style-name="T4">–Поразительно! И как же такой неудачник, как ты додумался до такого? А, ты, наверное, так же украл у кого-нибудь эту разработку, угрожая ему, – насмешливо сказал Павел. </text:span></text:p>
      <text:p text:style-name="P2"><text:span text:style-name="T4">–Довольно! Начнем игру! Лучи упадут на высоте около метра от девушек и будут сдвигаться на 3-5 сантиметров каждые 30 секунд. У тебя будет время подумать и сделать выбор. Как только луч коснется </text:span><text:soft-page-break/><text:span text:style-name="T4">кожи, он испепелит тот участок, куда упадет. Эти лазеры увеличивают внутреннюю энергию точки, находящейся в фокусе в тысячи раз. Я посвятил всю свою жизнь этому направлению и преуспел, как видишь. </text:span></text:p>
      <text:p text:style-name="P2"><text:span text:style-name="T4">–Где мои гарантии, что ты отпустишь нас, и все останутся живы?! </text:span></text:p>
      <text:p text:style-name="P2"><text:span text:style-name="T4">–Их нет, как и у меня нет гарантий, что ты дашь мне верный код доступа, однако ты в данный момент беспомощен, а я нет. </text:span></text:p>
      <text:p text:style-name="P2"><text:span text:style-name="T4">Павел посмотрел по сторонам. Лучи медленно опускались, все больше приближаясь к головам девушек. На лице Даши он видел страх и чувство безвыходности.</text:span></text:p>
      <text:p text:style-name="P2"><text:span text:style-name="T4">–Ладно, но тут все не так просто. На этом ноутбуке универсальная система защиты, и, если не подключить специальное устройство, диск автоматически форматируется при введении специального кода доступа. Устройство лежит в правом верхнем кармане сумки, в титановом кейсе.</text:span></text:p>
      <text:p text:style-name="P2"><text:span text:style-name="T4">–Только чтобы никаких фокусов, Алехин! </text:span></text:p>
      <text:p text:style-name="P2"><text:span text:style-name="T4">Максим открыл кейс и вытащил небольшую коробочку, похожую на флешку и, воткнув в гнездо ноутбука, ввел код, который продиктовал Павел. На экране забегали цифры, и высветилась надпись: «Проект Эллипс активирован». <text:s/>В следующее мгновение из флешки выдвинулась небольшая антенна, вокруг которой разложились красные колечки. </text:span></text:p>
      <text:p text:style-name="P2"><text:span text:style-name="T4">–Что происходит?! – крикнул Максим.</text:span></text:p>
      <text:p text:style-name="P2"><text:span text:style-name="T4">–Это моя новейшая разработка, друг мой! Квантово-индукторный деструктор! – ответил Павел.</text:span></text:p>
      <text:p text:style-name="P2"><text:span text:style-name="T4">–Ты обманул меня, и сам виноват в том, что они погибнут! </text:span></text:p>
      <text:p text:style-name="P2"><text:soft-page-break/><text:span text:style-name="T4">Но не успел Максим ничего сделать, как по залу пронеслась мощная звуковая волна, так что все присутствующие попадали на пол, держась за уши, а кольца лазеров в залах полопались и рассыпались на мелкие осколки. </text:span></text:p>
      <text:p text:style-name="P2"><text:span text:style-name="T4">–Что?! Нет! Как это возможно?! – крикнул Максим, катаясь по полу и держась за уши.</text:span></text:p>
      <text:p text:style-name="P2"><text:span text:style-name="T4">–Не мне тебе объяснять принципы волновых теорий, – торжествующе сказал Алехин, выдергивая устройство из ноутбука. </text:span></text:p>
      <text:p text:style-name="P2"><text:span text:style-name="T4">–Но как ты освободился?! </text:span></text:p>
      <text:p text:style-name="P2"><text:span text:style-name="T4">–Это уже неважно. А теперь поговорим! Медленно встань и отойди от пульта! – серьезно сказал Павел, доставая из сумки пистолет и направляя на Максима. </text:span></text:p>
      <text:p text:style-name="P2"><text:span text:style-name="T4">–Олухи, разберитесь с ним! – крикнул он своим людям, медленно поднимаясь с пола. </text:span></text:p>
      <text:p text:style-name="P2"><text:span text:style-name="T4">Не выйдет! – сказал, усмехнувшись, Алехин, посмотрев вниз на людей Макса, руки которых были скованы наручниками, <text:s/>а позади них стоял Евгений, с серьезным видом, в то время как Джейн освобождала девушек. </text:span></text:p>
      <text:p text:style-name="P2"><text:span text:style-name="T4">–Ты проиграл в своей же игре! – сказал торжествующе Павел.</text:span></text:p>
      <text:p text:style-name="P2"><text:span text:style-name="T4">–Не все так просто, мой друг! – крикнул Максим, выхватывая пистолет. </text:span></text:p>
      <text:p text:style-name="P2"><text:span text:style-name="T4">Раздались два выстрела. В следующую минуту, Павел лежал на полу, держась за ногу, а Максим, упавший со второго яруса лежал рядом со столиком. На рубашке его медленно проступало яркое кровавое пятно. </text:span></text:p>
      <text:p text:style-name="P2"><text:soft-page-break/><text:span text:style-name="T4">Через час Евгений сидел в палате на краю кровати Павла, задумавшись о чем-то. </text:span></text:p>
      <text:p text:style-name="P2"><text:span text:style-name="T4">–Ну вот, опять больница! – возмущался Алехин.</text:span></text:p>
      <text:p text:style-name="P2"><text:span text:style-name="T4">–У вас пробита мышца, но все будет хорошо. Прогнозы врачей максимально благоприятные, Павел Даниилович. Вас поставят на ноги.</text:span></text:p>
      <text:p text:style-name="P2"><text:span text:style-name="T4">–Что с Максимом? Он жив? </text:span></text:p>
      <text:p text:style-name="P2"><text:span text:style-name="T4">–Да, он жив, пришел в себя. С ним все будет хорошо. Как оказалось, они с Юлией были заодно, но теперь они ответят по всей строгости закона.</text:span></text:p>
      <text:p text:style-name="P2"><text:span text:style-name="T4">–Нет, Евгений! Я не буду обвинять их. Я думаю, эти люди прекрасно все поняли и больше не рискнут появляться в моей жизни. Судить их нет смысла, он наймет лучших адвокатов.</text:span></text:p>
      <text:p text:style-name="P2"><text:span text:style-name="T4">–Но Павел Даниилович!</text:span></text:p>
      <text:p text:style-name="P2"><text:span text:style-name="T4">–Никаких но, Евгений! Я все сказал.</text:span></text:p>
      <text:p text:style-name="P2"><text:span text:style-name="T4">–Ладно, я понял тебя, Паш. </text:span></text:p>
      <text:p text:style-name="P2"><text:span text:style-name="T4">–Где Даша? С ней все хорошо?</text:span></text:p>
      <text:p text:style-name="P2"><text:span text:style-name="T4">–Даша с Джейн, отдыхает, приходит в себя. Все хорошо.</text:span></text:p>
      <text:p text:style-name="P2"><text:span text:style-name="T4">–Спасибо вам, Евгений. Что бы я без вас делал, даже не знаю.</text:span></text:p>
      <text:p text:style-name="P2"><text:span text:style-name="T4">–Ладно, отдыхайте, я потом зайду.</text:span></text:p>
      <text:p text:style-name="P2"><text:span text:style-name="T4">–Да, да, хорошо, – пробормотал Павел и, закрыв глаза, погрузился в неглубокий сон.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9:38:24.914000000</meta:creation-date>
    <dc:date>2022-05-15T19:38:48.214000000</dc:date>
    <meta:editing-duration>PT23S</meta:editing-duration>
    <meta:editing-cycles>1</meta:editing-cycles>
    <meta:document-statistic meta:table-count="0" meta:image-count="0" meta:object-count="0" meta:page-count="4" meta:paragraph-count="40" meta:word-count="764" meta:character-count="4896" meta:non-whitespace-character-count="4137"/>
    <meta:generator>LibreOffice/7.2.2.2$Windows_X86_64 LibreOffice_project/02b2acce88a210515b4a5bb2e46cbfb63fe97d56</meta:generator>
  </office:meta>
</office:document-meta>
</file>